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Segment.setEncoding( byte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egment.setIDEColorModel( byte color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egment.setCompression( byte com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egment.getName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egment.writeContent( OutputStream 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Segment.setData( byte [ ] image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egment.getImage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Segment.ImageSegment( Factory factory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Segment.setIDESize( byte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egment.writeEnd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Segment.setImageSize( int hsize , int vsize , int hresol , int vres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Segment.writeStar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